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139" officeooo:paragraph-rsid="000ae139"/>
    </style:style>
    <style:style style:name="P2" style:family="paragraph" style:parent-style-name="Standard">
      <style:text-properties style:font-name="Lucida Console" fo:font-size="10pt" officeooo:rsid="000ae139" officeooo:paragraph-rsid="000ae139" style:font-size-asian="10pt" style:font-size-complex="10pt"/>
    </style:style>
    <style:style style:name="P3" style:family="paragraph" style:parent-style-name="Standard">
      <style:text-properties officeooo:paragraph-rsid="000ae139"/>
    </style:style>
    <style:style style:name="P4" style:family="paragraph" style:parent-style-name="Standard">
      <style:paragraph-properties fo:break-before="page"/>
      <style:text-properties officeooo:rsid="000ae139" officeooo:paragraph-rsid="000ae139"/>
    </style:style>
    <style:style style:name="P5" style:family="paragraph" style:parent-style-name="Table_20_Contents">
      <style:text-properties officeooo:rsid="001552ed" officeooo:paragraph-rsid="000ae139"/>
    </style:style>
    <style:style style:name="P6" style:family="paragraph" style:parent-style-name="Table_20_Contents">
      <style:text-properties officeooo:rsid="0023c411" officeooo:paragraph-rsid="000ae139"/>
    </style:style>
    <style:style style:name="P7" style:family="paragraph" style:parent-style-name="Table_20_Contents">
      <style:text-properties officeooo:rsid="000ae139" officeooo:paragraph-rsid="000ae139"/>
    </style:style>
    <style:style style:name="P8" style:family="paragraph" style:parent-style-name="Header">
      <style:text-properties officeooo:paragraph-rsid="000ae139"/>
    </style:style>
    <style:style style:name="T1" style:family="text">
      <style:text-properties officeooo:rsid="000ae1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ucida Console"/>
    </style:style>
    <style:style style:name="T4" style:family="text">
      <style:text-properties style:font-name="Lucida Console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ine coins in the denominations {1, 10, 5, 25}. Discuss a greedy algorithm which determines the largest individual coins a cashier could use to return 42 cents.<text:line-break/><text:line-break/>Interviewer Notes:<text:line-break/><text:span text:style-name="T2">- Ask first, what is a greedy algorithm?</text:span><text:line-break/><text:tab/>hint: <text:tab/>It is an algorithm which looks at the problem space as it stands, and makes the best<text:line-break/><text:tab/><text:tab/>choice available to it, and moves forward, hopefully to a smaller problem space, and <text:line-break/><text:tab/><text:tab/>again, making the best choice given the problem as it stands.<text:line-break/></text:p>
      <text:p text:style-name="P1">- Hint: The largest possible coins in the given scenario are {25, 10, 5, 1, 1}<text:line-break/><text:line-break/>Example Solution:<text:line-break/><text:span text:style-name="T4">import java.util.ArrayList;<text:line-break/>import java.util.List;<text:line-break/><text:line-break/>public class Solution {<text:line-break/><text:line-break/> Integer[] possibleCoins = {25, 10, 5, 1};<text:line-break/> int maxNumPossibleCoins = 4;<text:line-break/><text:line-break/> private List&lt;Integer&gt; getListOfCoins(int cents) {<text:line-break/> <text:s text:c="2"/>List&lt;Integer&gt; rtn = new ArrayList&lt;&gt;(); // java 1.8 syntax<text:line-break/><text:line-break/> <text:s text:c="2"/>int n = cents;<text:line-break/> <text:s text:c="2"/>int index = 0;<text:line-break/><text:line-break/> <text:s text:c="2"/>while (index &lt; maxNumPossibleCoins) {<text:line-break/> <text:s text:c="4"/>if (possibleCoins[index] &lt;= n) {<text:line-break/> <text:s text:c="6"/>rtn.add(possibleCoins[index];<text:line-break/> <text:s text:c="6"/>n -= possibleCoins[index];<text:line-break/> <text:s text:c="4"/>}<text:line-break/> <text:s text:c="4"/>else <text:line-break/> <text:s text:c="6"/>index++;<text:line-break/> <text:s text:c="2"/>}<text:line-break/> <text:line-break/> <text:s text:c="2"/>return rtn;<text:line-break/> }<text:line-break/><text:line-break/> public static void main(String args[]) {<text:line-break/> <text:s text:c="2"/>Solution sol = new Solution();<text:line-break/><text:line-break/> <text:s text:c="2"/>List&lt;Integer&gt; list = sol.getListOfCoins(42);<text:line-break/><text:line-break/> <text:s text:c="2"/>for (Integer i : list)<text:line-break/> <text:s text:c="4"/>System.out.print(i + " ");<text:line-break/></text:span></text:p>
      <text:p text:style-name="P1"><text:span text:style-name="T4"><text:s/>}<text:line-break/>}</text:span></text:p>
      <text:p text:style-name="P2"/>
      <text:p text:style-name="P1"/>
      <text:p text:style-name="P4">- Ask about corner cases..<text:line-break/><text:tab/>.. if cents is 0?<text:line-break/><text:tab/><text:tab/>negative?<text:line-break/><text:tab/><text:tab/>huge?<text:line-break/><text:line-break/>- Explore the non-optimal case where denominations are {25, 15, 1}, and cents = 30. <text:line-break/><text:tab/>In this case, what will the algorithm decide are the largest coins? (hint: {25, 1, 1, 1, 1, 1}<text:line-break/><text:tab/>What is the optimal solution? (hint: {15, 15})<text:line-break/><text:tab/>Why is the greedy algorithm flawed?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ae139" officeooo:paragraph-rsid="000ae139"/>
    </style:style>
    <style:style style:name="MP2" style:family="paragraph" style:parent-style-name="Table_20_Contents">
      <style:text-properties officeooo:rsid="000ae139" officeooo:paragraph-rsid="000ae139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Counting Change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2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4-09T16:08:15.651000000</dc:date>
    <meta:editing-duration>PT42S</meta:editing-duration>
    <meta:editing-cycles>1</meta:editing-cycles>
    <meta:document-statistic meta:table-count="1" meta:image-count="0" meta:object-count="0" meta:page-count="2" meta:paragraph-count="8" meta:word-count="256" meta:character-count="1645" meta:non-whitespace-character-count="1288"/>
    <meta:generator>LibreOffice/5.2.5.1$Windows_x86 LibreOffice_project/0312e1a284a7d50ca85a365c316c7abbf20a4d22</meta:generator>
  </office:meta>
</office:document-meta>
</file>